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306in" table:align="margins"/>
    </style:style>
    <style:style style:name="Table1.A" style:family="table-column">
      <style:table-column-properties style:column-width="2.2104in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6.6306in" table:align="margins"/>
    </style:style>
    <style:style style:name="Table2.A" style:family="table-column">
      <style:table-column-properties style:column-width="1.3264in" style:rel-column-width="13107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07dc47" officeooo:paragraph-rsid="0007dc47" style:font-style-asian="italic" style:font-style-complex="italic"/>
    </style:style>
    <style:style style:name="P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Times New Roman" fo:font-style="italic" officeooo:rsid="0007dc47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07dc47" style:font-style-asian="italic" style:font-style-complex="italic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paragraph-rsid="0007dc47" style:font-style-asian="italic" style:font-style-complex="italic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paragraph-rsid="0008facb" style:font-style-asian="italic" style:font-style-complex="italic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paragraph-rsid="000a2b01" style:font-style-asian="italic" style:font-style-complex="italic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0a88da" officeooo:paragraph-rsid="000a88da" style:font-style-asian="italic" style:font-style-complex="italic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paragraph-rsid="000a88da" style:font-style-asian="italic" style:font-style-complex="italic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0ae2c9" officeooo:paragraph-rsid="000ae2c9" style:font-style-asian="italic" style:font-style-complex="italic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0c5e50" officeooo:paragraph-rsid="000c5e50" style:font-style-asian="italic" style:font-style-complex="italic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0ee1ff" officeooo:paragraph-rsid="000ee1ff" style:font-style-asian="italic" style:font-style-complex="italic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10faac" officeooo:paragraph-rsid="0010faac" style:font-style-asian="italic" style:font-style-complex="italic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15452f" officeooo:paragraph-rsid="0015452f" style:font-style-asian="italic" style:font-style-complex="italic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15452f" officeooo:paragraph-rsid="00170eab" style:font-style-asian="italic" style:font-style-complex="italic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170eab" officeooo:paragraph-rsid="00170eab" style:font-style-asian="italic" style:font-style-complex="italic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170eab" officeooo:paragraph-rsid="00188f15" style:font-style-asian="italic" style:font-style-complex="italic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paragraph-rsid="00170eab" style:font-style-asian="italic" style:font-style-complex="italic"/>
    </style:style>
    <style:style style:name="P18" style:family="paragraph" style:parent-style-name="Table_20_Contents">
      <style:text-properties style:font-name="Times New Roman"/>
    </style:style>
    <style:style style:name="P19" style:family="paragraph" style:parent-style-name="Table_20_Contents">
      <style:text-properties style:font-name="Times New Roman" officeooo:rsid="00170eab" officeooo:paragraph-rsid="00170eab"/>
    </style:style>
    <style:style style:name="P20" style:family="paragraph" style:parent-style-name="Table_20_Contents">
      <style:text-properties style:font-name="Times New Roman" officeooo:rsid="00188f15" officeooo:paragraph-rsid="00188f15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07dc47" officeooo:paragraph-rsid="00170eab" style:font-style-asian="italic" style:font-style-complex="italic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07dc47" officeooo:paragraph-rsid="0007dc47" style:font-style-asian="italic" style:font-style-complex="italic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170eab" officeooo:paragraph-rsid="00170eab" style:font-style-asian="italic" style:font-style-complex="italic"/>
    </style:style>
    <style:style style:name="T1" style:family="text">
      <style:text-properties officeooo:rsid="0007dc47"/>
    </style:style>
    <style:style style:name="T2" style:family="text">
      <style:text-properties officeooo:rsid="0008facb"/>
    </style:style>
    <style:style style:name="T3" style:family="text">
      <style:text-properties officeooo:rsid="000a88da"/>
    </style:style>
    <style:style style:name="T4" style:family="text">
      <style:text-properties officeooo:rsid="000a88da" fo:background-color="#ffff00" loext:char-shading-value="0"/>
    </style:style>
    <style:style style:name="T5" style:family="text">
      <style:text-properties officeooo:rsid="000ae2c9"/>
    </style:style>
    <style:style style:name="T6" style:family="text">
      <style:text-properties officeooo:rsid="000ee1ff"/>
    </style:style>
    <style:style style:name="T7" style:family="text">
      <style:text-properties officeooo:rsid="000faae0"/>
    </style:style>
    <style:style style:name="T8" style:family="text">
      <style:text-properties officeooo:rsid="0015452f"/>
    </style:style>
    <style:style style:name="T9" style:family="text">
      <style:text-properties officeooo:rsid="00170eab"/>
    </style:style>
    <style:style style:name="T10" style:family="text">
      <style:text-properties officeooo:rsid="00188f15"/>
    </style:style>
    <style:style style:name="T11" style:family="text">
      <style:text-properties officeooo:rsid="0019fd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<text:tab/><text:tab/>SUBASH S</text:p>
      <text:p text:style-name="P3">REG NO:<text:tab/><text:tab/>927623BAD109</text:p>
      <text:p text:style-name="P1">EMAIL:<text:tab/><text:tab/><text:a xlink:type="simple" xlink:href="mailto:subashs2573@gmail.com" text:style-name="Internet_20_link" text:visited-style-name="Visited_20_Internet_20_Link">subashs2573@gmail.com</text:a><text:span text:style-name="T9">(927623bad109@mkce.ac.in)</text:span></text:p>
      <text:p text:style-name="P1">PHONE NO:<text:tab/><text:tab/>+91 9442868124</text:p>
      <text:p text:style-name="P1">sites.google.com:<text:tab/></text:p>
      <text:p text:style-name="P1">Github :<text:tab/><text:tab/>https://github.com/subashshanmugmam<text:tab/></text:p>
      <text:p text:style-name="P1">Portfolio:<text:tab/><text:tab/></text:p>
      <text:p text:style-name="P1">Leetcode:<text:tab/><text:tab/>https://leetcode.com/u/Subash_Shanmugam/</text:p>
      <text:p text:style-name="P4">-----------------------------------------------------------------------------------------------------------------------</text:p>
      <text:p text:style-name="P1">PROJECT <text:s/>NAME:<text:tab/>RETAIL POS</text:p>
      <text:p text:style-name="P21">PRODUCT NAME:<text:tab/>RS RETAIL POS</text:p>
      <text:p text:style-name="P17"><text:span text:style-name="T9">CONTRIBUTION:<text:tab/>UI Desgin,AI Module For Prediction</text:span><text:tab/></text:p>
      <text:p text:style-name="P5">-----------------------------------------------------------------------------------------------------------------------<text:span text:style-name="T1">TABLES </text:span><text:span text:style-name="T3">NAME</text:span><text:span text:style-name="T1">:<text:tab/>U</text:span><text:span text:style-name="T2">ser</text:span><text:span text:style-name="T1">,P</text:span><text:span text:style-name="T2">roducts</text:span><text:span text:style-name="T1">,S</text:span><text:span text:style-name="T2">tock</text:span></text:p>
      <text:p text:style-name="P6"><text:span text:style-name="T2">KEYWORDS:<text:tab/><text:tab/>Relation(User),Domain,Attribute(Date,Name,Availabe<text:tab/><text:tab/><text:tab/> <text:tab/><text:tab/><text:tab/>Stocks),Constraint(Unique key,foreign key,Primary Key),Tuple</text:span><text:span text:style-name="T3">(set Of <text:tab/><text:tab/><text:tab/><text:tab/>Records),</text:span><text:span text:style-name="T4">Composite Key</text:span><text:tab/></text:p>
      <text:p text:style-name="P6">-----------------------------------------------------------------------------------------------------------------------<text:span text:style-name="T3">Normalizatin:<text:tab/>Integrity,Retundancy</text:span><text:tab/></text:p>
      <text:p text:style-name="P7">1NF,2NF,3NF,4NF,5NF</text:p>
      <text:p text:style-name="P7"/>
      <text:p text:style-name="P8"><text:span text:style-name="T1">U</text:span><text:span text:style-name="T2">ser</text:span><text:span text:style-name="T1">,P</text:span><text:span text:style-name="T2">roducts</text:span><text:span text:style-name="T3">(Master Table)</text:span><text:span text:style-name="T1">,S</text:span><text:span text:style-name="T2">tock</text:span><text:span text:style-name="T3">(Transaction Table)</text:span></text:p>
      <text:p text:style-name="P8"/>
      <text:p text:style-name="P7">1NF-Primary Key(Products),There is a column named like product_id so Primary Key</text:p>
      <text:p text:style-name="P7">2NF-No Partial Dependency<text:span text:style-name="T5">(Product_category)</text:span></text:p>
      <text:p text:style-name="P9">3NF-No Transitive Partial Dependency</text:p>
      <text:p text:style-name="P9"/>
      <text:p text:style-name="P9">Eg:</text:p>
      <text:p text:style-name="P9">Student Info-Student id,Name,Job id,Job Name,Native Place id,Native Place</text:p>
      <text:p text:style-name="P9">1NF-Student id.Hence 1NF</text:p>
      <text:p text:style-name="P9">2NF-Student Roll Table-Student id,Job id</text:p>
      <text:p text:style-name="P9"/>
      <text:p text:style-name="P9">Student Table-Student Name,Student id,Native Place id,Native Place</text:p>
      <text:p text:style-name="P9">Job Table-Job id,Job Name </text:p>
      <text:p text:style-name="P9"/>
      <text:p text:style-name="P10">3NF-No Transtive Normal Form Exits</text:p>
      <text:p text:style-name="P10"/>
      <text:p text:style-name="P10">Student Roll Table:Student id,Job id</text:p>
      <text:p text:style-name="P10">Student Table:Student id,student name,Native id</text:p>
      <text:p text:style-name="P10">Jobs Table:Job id,Job Name</text:p>
      <text:p text:style-name="P10">Native Table:Native id,Native Name</text:p>
      <text:p text:style-name="P10">-----------------------------------------------------------------------------------------------------------------------</text:p>
      <text:p text:style-name="P10">DDL-Create,Insert,Delete</text:p>
      <text:p text:style-name="P10">Create:</text:p>
      <text:p text:style-name="P10">create table Products(</text:p>
      <text:p text:style-name="P10"><text:tab/>product_id int Primary Key,</text:p>
      <text:p text:style-name="P10"><text:tab/>product_name varchar(30)</text:p>
      <text:p text:style-name="P10">);</text:p>
      <text:p text:style-name="P10">Insert into products(product_id,product_name) values (101,Rice);</text:p>
      <text:p text:style-name="P10">delete from product where product_id==101;</text:p>
      <text:p text:style-name="P10">-----------------------------------------------------------------------------------------------------------------------</text:p>
      <text:p text:style-name="P10"/>
      <text:p text:style-name="P10"><text:soft-page-break/></text:p>
      <text:p text:style-name="P10">Join</text:p>
      <text:p text:style-name="P10">Select <text:span text:style-name="T6">product.</text:span>product_id,<text:span text:style-name="T7">product.name,</text:span><text:span text:style-name="T6">stock.</text:span>name,<text:span text:style-name="T6">stock.stock_id</text:span></text:p>
      <text:p text:style-name="P11">from accounts</text:p>
      <text:p text:style-name="P11">inner join stock on <text:span text:style-name="T7">product.name=stock.name</text:span></text:p>
      <text:p text:style-name="P11">-----------------------------------------------------------------------------------------------------------------------</text:p>
      <text:p text:style-name="P12">DTD-</text:p>
      <text:p text:style-name="P12">*C Data - Character Data</text:p>
      <text:p text:style-name="P12">*PC Data - Parsed Character Data</text:p>
      <text:p text:style-name="P12"/>
      <text:p text:style-name="P13">XML</text:p>
      <text:p text:style-name="P12">&lt;<text:span text:style-name="T8">LOGIN TIMEOUT=”10”&gt;&lt;/LOGIN&gt;</text:span></text:p>
      <text:p text:style-name="P12"/>
      <text:p text:style-name="P13">DTD</text:p>
      <text:p text:style-name="P13">&lt;!ELEMENT login EMPTY&gt;</text:p>
      <text:p text:style-name="P14">&lt;!ATTLIST login timeout CData”0”&gt;</text:p>
      <text:p text:style-name="P14">-----------------------------------------------------------------------------------------------------------------------</text:p>
      <text:p text:style-name="P15">Frontend-HTML,CSS,React Js,Tailwind CSS,Flask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>Table 1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Module Name</text:p>
          </table:table-cell>
          <table:table-cell table:style-name="Table1.A1" office:value-type="string">
            <text:p text:style-name="P15">Sub Module Name</text:p>
          </table:table-cell>
          <table:table-cell table:style-name="Table1.A1" office:value-type="string">
            <text:p text:style-name="P15">Description</text:p>
          </table:table-cell>
        </table:table-row>
        <table:table-row>
          <table:table-cell table:style-name="Table1.A1" office:value-type="string">
            <text:p text:style-name="P19">Users</text:p>
          </table:table-cell>
          <table:table-cell table:style-name="Table1.A1" office:value-type="string">
            <text:p text:style-name="P19">Admin</text:p>
          </table:table-cell>
          <table:table-cell table:style-name="Table1.A1" office:value-type="string">
            <text:p text:style-name="P18"/>
          </table:table-cell>
        </table:table-row>
      </table:table>
      <text:p text:style-name="P12"/>
      <text:p text:style-name="P15">Table 2:</text:p>
      <text:p text:style-name="P15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6"/>
          </table:table-cell>
        </table:table-row>
        <table:table-row>
          <table:table-cell table:style-name="Table2.A1" office:value-type="string">
            <text:p text:style-name="P15">Submodule <text:span text:style-name="T11">N</text:span>ame</text:p>
          </table:table-cell>
          <table:table-cell table:style-name="Table2.A1" office:value-type="string">
            <text:p text:style-name="P15"><text:span text:style-name="T10">F</text:span>orm <text:span text:style-name="T10">N</text:span>ame</text:p>
          </table:table-cell>
          <table:table-cell table:style-name="Table2.A1" office:value-type="string">
            <text:p text:style-name="P16">Description</text:p>
          </table:table-cell>
          <table:table-cell table:style-name="Table2.A1" office:value-type="string">
            <text:p text:style-name="P20">Table Name</text:p>
          </table:table-cell>
          <table:table-cell table:style-name="Table2.A1" office:value-type="string">
            <text:p text:style-name="P16">Table Decription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2.24pt solid #000000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4:07:42.055128309</meta:creation-date>
    <dc:date>2025-05-09T11:53:57.625950400</dc:date>
    <meta:editing-duration>PT52M23S</meta:editing-duration>
    <meta:editing-cycles>12</meta:editing-cycles>
    <meta:generator>LibreOffice/24.2.7.2$Linux_X86_64 LibreOffice_project/420$Build-2</meta:generator>
    <meta:document-statistic meta:table-count="2" meta:image-count="0" meta:object-count="0" meta:page-count="2" meta:paragraph-count="68" meta:word-count="207" meta:character-count="2700" meta:non-whitespace-character-count="2535"/>
  </office:meta>
</office:document-meta>
</file>